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03c" officeooo:paragraph-rsid="0002a0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<text:s/>to start the server</text:p>
      <text:p text:style-name="Standard">mongosh</text:p>
      <text:p text:style-name="Standard"/>
      <text:p text:style-name="Standard"># to see all the databases <text:s/>present in the dataset</text:p>
      <text:p text:style-name="Standard">#going to return us all the databases </text:p>
      <text:p text:style-name="Standard"/>
      <text:p text:style-name="Standard">show dbs <text:s text:c="15"/>// list of databases</text:p>
      <text:p text:style-name="Standard">use school <text:s text:c="13"/>// switch or create database named school</text:p>
      <text:p text:style-name="Standard">db <text:s text:c="21"/>// shows current db</text:p>
      <text:p text:style-name="Standard">show collections <text:s text:c="7"/>// list of all collections in the database</text:p>
      <text:p text:style-name="Standard">db.getCollectionNames() <text:s/>// same as show collection in script file</text:p>
      <text:p text:style-name="Standard"/>
      <text:p text:style-name="Standard"/>
      <text:p text:style-name="Standard"># how to create a new database</text:p>
      <text:p text:style-name="Standard">use &lt;database name&gt;</text:p>
      <text:p text:style-name="Standard">use latestdb</text:p>
      <text:p text:style-name="Standard"/>
      <text:p text:style-name="Standard"/>
      <text:p text:style-name="Standard"># create a data model <text:s/>for the example(collection)</text:p>
      <text:p text:style-name="Standard">we will <text:s/>use three collections</text:p>
      <text:p text:style-name="Standard">* students</text:p>
      <text:p text:style-name="Standard">* teachers</text:p>
      <text:p text:style-name="Standard">* classes</text:p>
      <text:p text:style-name="Standard"/>
      <text:p text:style-name="Standard">we will perform the CRUD operations on students</text:p>
      <text:p text:style-name="Standard"/>
      <text:p text:style-name="Standard"/>
      <text:p text:style-name="Standard">#create a collection</text:p>
      <text:p text:style-name="Standard">#create a and insert one student </text:p>
      <text:p text:style-name="Standard"/>
      <text:p text:style-name="Standard">db.students.insertOne({</text:p>
      <text:p text:style-name="Standard"><text:s text:c="2"/>student_id: "S001",</text:p>
      <text:p text:style-name="Standard"><text:s text:c="2"/>name: { first: "Asha", last: "Reddy" },</text:p>
      <text:p text:style-name="Standard"><text:s text:c="2"/>age: 14,</text:p>
      <text:p text:style-name="Standard"><text:s text:c="2"/>class: "8A",</text:p>
      <text:p text:style-name="Standard"><text:s text:c="2"/>subjects: ["Math", "Science", "English"],</text:p>
      <text:p text:style-name="Standard"><text:s text:c="2"/>address: { city: "Bengaluru", pin: "560001" },</text:p>
      <text:p text:style-name="Standard"><text:s text:c="2"/>scores: { Math: 88, Science: 92, English: 85 },</text:p>
      <text:p text:style-name="Standard"><text:s text:c="2"/>enrolled: true,</text:p>
      <text:p text:style-name="Standard"><text:s text:c="2"/>joined: new Date("2024-06-10")</text:p>
      <text:p text:style-name="Standard">})</text:p>
      <text:p text:style-name="Standard"/>
      <text:p text:style-name="Standard"/>
      <text:p text:style-name="Standard"/>
      <text:p text:style-name="Standard">#insert many records in the collection</text:p>
      <text:p text:style-name="Standard"/>
      <text:p text:style-name="Standard">db.students.insertMany([</text:p>
      <text:p text:style-name="Standard"><text:s text:c="2"/>{</text:p>
      <text:p text:style-name="Standard"><text:s text:c="4"/>student_id: "S002",</text:p>
      <text:p text:style-name="Standard"><text:s text:c="4"/>name: { first: "Rahul", last: "Kumar" },</text:p>
      <text:p text:style-name="Standard"><text:s text:c="4"/>age: 15,</text:p>
      <text:p text:style-name="Standard"><text:s text:c="4"/>class: "9B",</text:p>
      <text:p text:style-name="Standard"><text:soft-page-break/><text:s text:c="4"/>subjects: ["Math","Computer","English"],</text:p>
      <text:p text:style-name="Standard"><text:s text:c="4"/>scores: { Math: 78, Computer: 94, English: 80 },</text:p>
      <text:p text:style-name="Standard"><text:s text:c="4"/>enrolled: true</text:p>
      <text:p text:style-name="Standard"><text:s text:c="2"/>},</text:p>
      <text:p text:style-name="Standard"><text:s text:c="2"/>{</text:p>
      <text:p text:style-name="Standard"><text:s text:c="4"/>student_id: "S003",</text:p>
      <text:p text:style-name="Standard"><text:s text:c="4"/>name: { first: "Meera", last: "Shah" },</text:p>
      <text:p text:style-name="Standard"><text:s text:c="4"/>age: 14,</text:p>
      <text:p text:style-name="Standard"><text:s text:c="4"/>class: "8A",</text:p>
      <text:p text:style-name="Standard"><text:s text:c="4"/>subjects: ["Math","Science","Hindi"],</text:p>
      <text:p text:style-name="Standard"><text:s text:c="4"/>scores: { Math: 90, Science: 95, Hindi: 88 },</text:p>
      <text:p text:style-name="Standard"><text:s text:c="4"/>enrolled: true</text:p>
      <text:p text:style-name="Standard"><text:s text:c="2"/>}</text:p>
      <text:p text:style-name="Standard">])</text:p>
      <text:p text:style-name="Standard"/>
      <text:p text:style-name="Standard"># to see all records </text:p>
      <text:p text:style-name="Standard">db.students.find()</text:p>
      <text:p text:style-name="Standard"/>
      <text:p text:style-name="Standard"/>
      <text:p text:style-name="Standard">#Let's insert records in to the teacher collections</text:p>
      <text:p text:style-name="Standard"/>
      <text:p text:style-name="Standard">db.teachers.insertOne({ teacher_id: "T01", name: "Mr. Prakash", subject: "Math", experience: 8 })</text:p>
      <text:p text:style-name="Standard"/>
      <text:p text:style-name="Standard"/>
      <text:p text:style-name="Standard"/>
      <text:p text:style-name="Standard">#lets insert records into the classes collection</text:p>
      <text:p text:style-name="Standard"/>
      <text:p text:style-name="Standard"/>
      <text:p text:style-name="Standard"/>
      <text:p text:style-name="Standard"/>
      <text:p text:style-name="Standard"/>
      <text:p text:style-name="Standard"># to see all the collections <text:s text:c="2"/>in the db</text:p>
      <text:p text:style-name="Standard"/>
      <text:p text:style-name="Standard">show collections</text:p>
      <text:p text:style-name="Standard"/>
      <text:p text:style-name="Standard"/>
      <text:p text:style-name="Standard"/>
      <text:p text:style-name="Standard"/>
      <text:p text:style-name="Standard"># READ </text:p>
      <text:p text:style-name="Standard"># Find all documents</text:p>
      <text:p text:style-name="Standard"/>
      <text:p text:style-name="Standard"/>
      <text:p text:style-name="Standard"/>
      <text:p text:style-name="Standard">db.students.find()</text:p>
      <text:p text:style-name="Standard">db.classes.find()</text:p>
      <text:p text:style-name="Standard">db.teachers.find()</text:p>
      <text:p text:style-name="Standard"/>
      <text:p text:style-name="Standard"/>
      <text:p text:style-name="Standard"># to read by preety</text:p>
      <text:p text:style-name="Standard">db.students.find().pretty()</text:p>
      <text:p text:style-name="Standard"/>
      <text:p text:style-name="Standard"/>
      <text:p text:style-name="Standard"><text:soft-page-break/># find particular one</text:p>
      <text:p text:style-name="Standard"># return the first occurance of the given values <text:s/></text:p>
      <text:p text:style-name="Standard"/>
      <text:p text:style-name="Standard">db.students.findOne({student_id :"S002"})</text:p>
      <text:p text:style-name="Standard"/>
      <text:p text:style-name="Standard"/>
      <text:p text:style-name="Standard">#filter by field</text:p>
      <text:p text:style-name="Standard"/>
      <text:p text:style-name="Standard">db.students.find({student_id :"S002"})</text:p>
      <text:p text:style-name="Standard">db.students.find({class :"8A"})</text:p>
      <text:p text:style-name="Standard"/>
      <text:p text:style-name="Standard"/>
      <text:p text:style-name="Standard">#Query nested fields (first name)</text:p>
      <text:p text:style-name="Standard"/>
      <text:p text:style-name="Standard">db.students.find({"name.first": "Asha"})</text:p>
      <text:p text:style-name="Standard"/>
      <text:p text:style-name="Standard"/>
      <text:p text:style-name="Standard"># see only some fields </text:p>
      <text:p text:style-name="Standard">#explain this code</text:p>
      <text:p text:style-name="Standard">db.students.find({class :"8A"},{"name":1 ,student_id :1,_id:0})</text:p>
      <text:p text:style-name="Standard"/>
      <text:p text:style-name="Standard"/>
      <text:p text:style-name="Standard"/>
      <text:p text:style-name="Standard">#comparision operators</text:p>
      <text:p text:style-name="Standard">$gt <text:s/>- greater than</text:p>
      <text:p text:style-name="Standard">$lt <text:s/>- lesser than </text:p>
      <text:p text:style-name="Standard">$in <text:s/>- in operator</text:p>
      <text:p text:style-name="Standard"/>
      <text:p text:style-name="Standard"/>
      <text:p text:style-name="Standard">db.students.find({ scores: { $gt: 80 } })</text:p>
      <text:p text:style-name="Standard">db.students.find({ age: { $lt: 18 } })</text:p>
      <text:p text:style-name="Standard">db.students.find({ class: { $in: ["8A", "9B"] } })</text:p>
      <text:p text:style-name="Standard"/>
      <text:p text:style-name="Standard">db.students.find({"scores.Math":{$gt :85}})</text:p>
      <text:p text:style-name="Standard"/>
      <text:p text:style-name="Standard"/>
      <text:p text:style-name="Standard">#combination of the the in and operator</text:p>
      <text:p text:style-name="Standard">#db.students.find({ age: { $gt: 14, $lt: 18 },class: { $in: ["8A", "8B"] }})</text:p>
      <text:p text:style-name="Standard"/>
      <text:p text:style-name="Standard"/>
      <text:p text:style-name="Standard">#logical operators </text:p>
      <text:p text:style-name="Standard">$and</text:p>
      <text:p text:style-name="Standard">$or</text:p>
      <text:p text:style-name="Standard"/>
      <text:p text:style-name="Standard">db.students.find({ $and: [{class :"8A" },{"scores.Science" :{$gte : 90}} ] })</text:p>
      <text:p text:style-name="Standard"/>
      <text:p text:style-name="P1">2</text:p>
      <text:p text:style-name="Standard"/>
      <text:p text:style-name="Standard"/>
      <text:p text:style-name="Standard">#sort , limit ,skip</text:p>
      <text:p text:style-name="Standard">#explain needes</text:p>
      <text:p text:style-name="Standard">db.students.find().sort({"scores.Math":-1}).limit(3)</text:p>
      <text:p text:style-name="Standard"><text:soft-page-break/></text:p>
      <text:p text:style-name="Standard"/>
      <text:p text:style-name="Standard">db.students.find().sort({"names.last":1}).skip(1).limit(3)</text:p>
      <text:p text:style-name="Standard"/>
      <text:p text:style-name="Standard"/>
      <text:p text:style-name="Standard"/>
      <text:p text:style-name="Standard"># explain path </text:p>
      <text:p text:style-name="Standard">db.students.find({"scores.Math":{$gt :80}}).explain("executionStats")</text:p>
      <text:p text:style-name="Standard"/>
      <text:p text:style-name="Standard"/>
      <text:p text:style-name="Standard">#UPDATE THE DOCUMENT</text:p>
      <text:p text:style-name="Standard"/>
      <text:p text:style-name="Standard">updateOne() -- modifies <text:s/>first matching document</text:p>
      <text:p text:style-name="Standard">updateMany() -- modifies all matching document</text:p>
      <text:p text:style-name="Standard">replaceOne() -- replaces entire document</text:p>
      <text:p text:style-name="Standard"/>
      <text:p text:style-name="Standard">#before</text:p>
      <text:p text:style-name="Standard">db.students.find()</text:p>
      <text:p text:style-name="Standard"/>
      <text:p text:style-name="Standard">#using the updateOne</text:p>
      <text:p text:style-name="Standard">db.students.updateOne(</text:p>
      <text:p text:style-name="Standard"><text:s text:c="2"/>{ student_id: "S001" },</text:p>
      <text:p text:style-name="Standard"><text:s text:c="2"/>{ $set: { "address.city": "Mysuru" } }</text:p>
      <text:p text:style-name="Standard">)</text:p>
      <text:p text:style-name="Standard"/>
      <text:p text:style-name="Standard"/>
      <text:p text:style-name="Standard">#update the subjects</text:p>
      <text:p text:style-name="Standard">db.students.updateOne(</text:p>
      <text:p text:style-name="Standard"><text:s text:c="2"/>{ student_id: "S001" },</text:p>
      <text:p text:style-name="Standard"><text:s text:c="2"/>{ $push: { subjects: "Social" } }</text:p>
      <text:p text:style-name="Standard">)</text:p>
      <text:p text:style-name="Standard"/>
      <text:p text:style-name="Standard"/>
      <text:p text:style-name="Standard"/>
      <text:p text:style-name="Standard">#</text:p>
      <text:p text:style-name="Standard">db.students.updateMany(</text:p>
      <text:p text:style-name="Standard"><text:s text:c="2"/>{ class: "8A" },</text:p>
      <text:p text:style-name="Standard"><text:s text:c="2"/>{ $set: { enrolled: false } }</text:p>
      <text:p text:style-name="Standard">)</text:p>
      <text:p text:style-name="Standard"/>
      <text:p text:style-name="Standard"/>
      <text:p text:style-name="Standard">#replace the whole document</text:p>
      <text:p text:style-name="Standard"/>
      <text:p text:style-name="Standard">db.students.replaceOne(</text:p>
      <text:p text:style-name="Standard"><text:s text:c="2"/>{ student_id: "S003" },</text:p>
      <text:p text:style-name="Standard"><text:s text:c="2"/>{</text:p>
      <text:p text:style-name="Standard"><text:s text:c="4"/>student_id: "S003",</text:p>
      <text:p text:style-name="Standard"><text:s text:c="4"/>name: { first: "Meera", last: "Shah" },</text:p>
      <text:p text:style-name="Standard"><text:s text:c="4"/>age: 15,</text:p>
      <text:p text:style-name="Standard"><text:s text:c="4"/>class: "9A",</text:p>
      <text:p text:style-name="Standard"><text:s text:c="4"/>subjects: ["Math","Science"],</text:p>
      <text:p text:style-name="Standard"><text:s text:c="4"/>scores: { Math: 92, Science: 96 },</text:p>
      <text:p text:style-name="Standard"><text:soft-page-break/><text:s text:c="4"/>enrolled: true</text:p>
      <text:p text:style-name="Standard"><text:s text:c="2"/>}</text:p>
      <text:p text:style-name="Standard">)</text:p>
      <text:p text:style-name="Standard"/>
      <text:p text:style-name="Standard">#update or insert if missing</text:p>
      <text:p text:style-name="Standard"/>
      <text:p text:style-name="Standard">db.students.updateOne(</text:p>
      <text:p text:style-name="Standard"><text:s text:c="2"/>{ student_id: "S010" },</text:p>
      <text:p text:style-name="Standard"><text:s text:c="2"/>{ $set: { name: { first: "New", last: "Student" }, class: "7C" } },</text:p>
      <text:p text:style-name="Standard"><text:s text:c="2"/>{ upsert: true }</text:p>
      <text:p text:style-name="Standard">)</text:p>
      <text:p text:style-name="Standard"/>
      <text:p text:style-name="Standard"/>
      <text:p text:style-name="Standard"># bulk write multiple operatos at once</text:p>
      <text:p text:style-name="Standard"/>
      <text:p text:style-name="Standard">db.students.bulkWrite([</text:p>
      <text:p text:style-name="Standard"><text:s text:c="2"/>{ updateOne: { filter: { student_id: "S001" }, update: { $set: { "scores.English": 87 } } } },</text:p>
      <text:p text:style-name="Standard"><text:s text:c="2"/>{ deleteOne: { filter: { student_id: "S010" } } }</text:p>
      <text:p text:style-name="Standard">])</text:p>
      <text:p text:style-name="Standard"/>
      <text:p text:style-name="Standard"/>
      <text:p text:style-name="Standard"/>
      <text:p text:style-name="Standard"/>
      <text:p text:style-name="Standard"/>
      <text:p text:style-name="Standard"># Delete remove documents</text:p>
      <text:p text:style-name="Standard">#drop one document</text:p>
      <text:p text:style-name="Standard">db.students.deleteOne({student_id : "S002"})</text:p>
      <text:p text:style-name="Standard"/>
      <text:p text:style-name="Standard"/>
      <text:p text:style-name="Standard">#drop many</text:p>
      <text:p text:style-name="Standard">db.students.deleteOne({class : "7C"})</text:p>
      <text:p text:style-name="Standard"/>
      <text:p text:style-name="Standard">#drop collection</text:p>
      <text:p text:style-name="Standard">db.classes.drop()</text:p>
      <text:p text:style-name="Standard"/>
      <text:p text:style-name="Standard"/>
      <text:p text:style-name="Standard">#drop database</text:p>
      <text:p text:style-name="Standard">#i have update the code for the dropping of the database </text:p>
      <text:p text:style-name="Standard">db.dropDatabase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7T12:27:50.775630896</meta:creation-date>
    <dc:date>2025-11-27T13:57:48.122811577</dc:date>
    <meta:editing-duration>PT18M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153" meta:word-count="601" meta:character-count="4304" meta:non-whitespace-character-count="3640"/>
  </office:meta>
</office:document-meta>
</file>